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paragraph-rsid="00244d3c"/>
    </style:style>
    <style:style style:name="P2" style:family="paragraph" style:parent-style-name="Text_20_body" style:list-style-name="L1"/>
    <style:style style:name="P3" style:family="paragraph" style:parent-style-name="Text_20_body">
      <style:text-properties officeooo:rsid="0014609b" officeooo:paragraph-rsid="001fd598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T1" style:family="text">
      <style:text-properties officeooo:rsid="0028a5b2"/>
    </style:style>
    <style:style style:name="T2" style:family="text">
      <style:text-properties officeooo:rsid="0029223b"/>
    </style:style>
    <style:style style:name="T3" style:family="text">
      <style:text-properties officeooo:rsid="0029b7c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<text:span text:style-name="T1">3</text:span> – Capítulo <text:span text:style-name="T3">5</text:span> </text:p>
      <text:p text:style-name="P1"><text:s/><text:span text:style-name="T3">SAT</text:span></text:p>
      <text:p text:style-name="P3"><text:span text:style-name="Strong_20_Emphasis">Un Servicio de Asistencia Técnica (SAT) es el departamento o conjunto de procesos dentro de una organización encargado de gestionar, atender y resolver las incidencias o solicitudes que reportan los usuarios o clientes en relación con productos o servicios. Su objetivo es garantizar que los problemas se resuelvan de forma rápida y eficiente, manteniendo la satisfacción del usuario y el correcto funcionamiento de los sistemas o productos.</text:span></text:p>
      <text:p text:style-name="Text_20_body">A continuación, se explica en detalle cómo funciona y cuáles son algunos de los elementos clave:</text:p>
      <text:p text:style-name="Horizontal_20_Line"/>
      <text:h text:style-name="Heading_20_3" text:outline-level="3">1. Función y Operativa de un SAT</text:h>
      <text:list text:style-name="L2">
        <text:list-item>
          <text:p text:style-name="P4"><text:span text:style-name="Strong_20_Emphasis">Recepción de Incidencias o Solicitudes:</text:span><text:line-break/>Los usuarios pueden reportar problemas o hacer consultas a través de diversos canales, como correo electrónico, formularios web, teléfono, chat o incluso redes sociales.</text:p>
        </text:list-item>
        <text:list-item>
          <text:p text:style-name="P4"><text:span text:style-name="Strong_20_Emphasis">Registro y Asignación (Generación de Tickets):</text:span><text:line-break/>Cada incidencia se registra en un sistema de gestión mediante la creación de un <text:span text:style-name="Strong_20_Emphasis">ticket</text:span>. Este ticket es un registro único que contiene:</text:p>
          <text:list>
            <text:list-item>
              <text:p text:style-name="P5"><text:span text:style-name="Strong_20_Emphasis">Identificador único:</text:span> Permite rastrear y gestionar la solicitud.</text:p>
            </text:list-item>
            <text:list-item>
              <text:p text:style-name="P5"><text:span text:style-name="Strong_20_Emphasis">Descripción del problema:</text:span> Información detallada sobre la incidencia.</text:p>
            </text:list-item>
            <text:list-item>
              <text:p text:style-name="P5"><text:span text:style-name="Strong_20_Emphasis">Datos del usuario:</text:span> Información de contacto y, en algunos casos, datos relevantes sobre el entorno en el que ocurre el problema.</text:p>
            </text:list-item>
            <text:list-item>
              <text:p text:style-name="P5"><text:span text:style-name="Strong_20_Emphasis">Prioridad y categoría:</text:span> Clasificación de la incidencia según su urgencia y tipo de problema.</text:p>
            </text:list-item>
          </text:list>
        </text:list-item>
        <text:list-item>
          <text:p text:style-name="P4"><text:span text:style-name="Strong_20_Emphasis">Diagnóstico y Resolución:</text:span><text:line-break/>El personal técnico o de soporte analiza el ticket y, dependiendo de la complejidad, puede:</text:p>
          <text:list>
            <text:list-item>
              <text:p text:style-name="P5">Resolver el problema de forma remota.</text:p>
            </text:list-item>
            <text:list-item>
              <text:p text:style-name="P5">Escalar la incidencia a un nivel superior o a otro departamento especializado.</text:p>
            </text:list-item>
            <text:list-item>
              <text:p text:style-name="P5">Programar visitas in situ, en caso de que sea necesario.</text:p>
            </text:list-item>
          </text:list>
        </text:list-item>
        <text:list-item>
          <text:p text:style-name="P4"><text:span text:style-name="Strong_20_Emphasis">Seguimiento y Comunicación:</text:span><text:line-break/>Durante el proceso, se realizan actualizaciones en el ticket para reflejar el estado y las acciones llevadas a cabo. La comunicación continua con el usuario permite mantenerlo informado sobre el progreso.</text:p>
        </text:list-item>
        <text:list-item>
          <text:p text:style-name="P4"><text:span text:style-name="Strong_20_Emphasis">Cierre del Ticket:</text:span><text:line-break/>Una vez resuelto el problema, se cierra el ticket, y a menudo se realiza una encuesta de satisfacción para evaluar la calidad del servicio.</text:p>
        </text:list-item>
        <text:list-item>
          <text:p text:style-name="P4"><text:span text:style-name="Strong_20_Emphasis">Análisis y Mejora Continua:</text:span><text:line-break/>Los datos recopilados a través de los tickets permiten identificar patrones, áreas de mejora y oportunidades para optimizar tanto el producto como el proceso de atención.</text:p>
        </text:list-item>
      </text:list>
      <text:p text:style-name="Horizontal_20_Line"><text:soft-page-break/></text:p>
      <text:h text:style-name="Heading_20_3" text:outline-level="3">2. ¿Qué son los Tickets?</text:h>
      <text:p text:style-name="Text_20_body">Un <text:span text:style-name="Strong_20_Emphasis">ticket</text:span> es el mecanismo de registro y seguimiento de cada incidencia, solicitud o problema reportado. Es fundamental en la gestión de servicios de asistencia técnica porque:</text:p>
      <text:list text:style-name="L3">
        <text:list-item>
          <text:p text:style-name="P7"><text:span text:style-name="Strong_20_Emphasis">Centraliza la Información:</text:span> Permite tener un único punto de consulta para todas las incidencias.</text:p>
        </text:list-item>
        <text:list-item>
          <text:p text:style-name="P7"><text:span text:style-name="Strong_20_Emphasis">Facilita la Gestión:</text:span> Cada ticket puede asignarse a técnicos específicos, priorizarse según la urgencia y seguir un flujo de trabajo definido.</text:p>
        </text:list-item>
        <text:list-item>
          <text:p text:style-name="P7"><text:span text:style-name="Strong_20_Emphasis">Proporciona Historial:</text:span> Se guarda el historial de comunicación y acciones realizadas, lo cual es útil tanto para el soporte actual como para resolver futuras incidencias similares.</text:p>
        </text:list-item>
        <text:list-item>
          <text:p text:style-name="P6"><text:span text:style-name="Strong_20_Emphasis">Mide Desempeño:</text:span> Ayuda a generar estadísticas y métricas (como tiempos de respuesta y resolución) que son vitales para evaluar la eficiencia del servicio.</text:p>
        </text:list-item>
      </text:list>
      <text:p text:style-name="Horizontal_20_Line"/>
      <text:h text:style-name="Heading_20_3" text:outline-level="3">3. Software Mayoritario en la Gestión de SAT y Tickets</text:h>
      <text:p text:style-name="Text_20_body">Existen diversas soluciones comerciales ampliamente utilizadas en el mercado para gestionar tickets y SAT. Entre las más populares se encuentran:</text:p>
      <text:list text:style-name="L4">
        <text:list-item>
          <text:p text:style-name="P8"><text:span text:style-name="Strong_20_Emphasis">Zendesk:</text:span><text:line-break/>Un software muy completo y versátil, que ofrece herramientas de ticketing, chat en vivo, bases de conocimiento y automatización de flujos de trabajo.</text:p>
        </text:list-item>
        <text:list-item>
          <text:p text:style-name="P8"><text:span text:style-name="Strong_20_Emphasis">Freshdesk:</text:span><text:line-break/>Con una interfaz intuitiva y múltiples funcionalidades (incluyendo automatización y análisis), es muy popular entre empresas de todos los tamaños.</text:p>
        </text:list-item>
        <text:list-item>
          <text:p text:style-name="P8"><text:span text:style-name="Strong_20_Emphasis">ServiceNow:</text:span><text:line-break/>Enfocado en empresas grandes, ofrece soluciones integradas no solo para el soporte técnico, sino también para la gestión de servicios de TI (ITSM).</text:p>
        </text:list-item>
        <text:list-item>
          <text:p text:style-name="P8"><text:span text:style-name="Strong_20_Emphasis">Jira Service Management (antes Jira Service Desk):</text:span><text:line-break/>Parte de la suite Atlassian, es muy utilizado en entornos ágiles y de desarrollo, permitiendo una estrecha integración con otros sistemas de gestión de proyectos.</text:p>
        </text:list-item>
      </text:list>
      <text:p text:style-name="Horizontal_20_Line"/>
      <text:h text:style-name="Heading_20_3" text:outline-level="3">4. Alternativas Libres u Open Source</text:h>
      <text:p text:style-name="Text_20_body">Para aquellas organizaciones que prefieren o necesitan soluciones de código abierto, existen varias alternativas que pueden ser adaptadas y personalizadas según las necesidades específicas:</text:p>
      <text:list text:style-name="L5">
        <text:list-item>
          <text:p text:style-name="P9"><text:span text:style-name="Strong_20_Emphasis">osTicket:</text:span><text:line-break/>Una solución de ticketing muy extendida en el ámbito open source, que permite gestionar incidencias de forma sencilla y eficaz.</text:p>
        </text:list-item>
        <text:list-item>
          <text:p text:style-name="P9"><text:span text:style-name="Strong_20_Emphasis">OTRS/Znuny:</text:span><text:line-break/>Originalmente conocido como OTRS, Znuny es una bifurcación que sigue ofreciendo una solución robusta para la gestión de servicios y tickets.</text:p>
        </text:list-item>
        <text:list-item>
          <text:p text:style-name="P9"><text:soft-page-break/><text:span text:style-name="Strong_20_Emphasis">GLPI:</text:span><text:line-break/>Además de la gestión de tickets, GLPI es una herramienta completa para la gestión de activos de TI (ITAM) y ofrece funciones de inventario y seguimiento de incidencias.</text:p>
        </text:list-item>
        <text:list-item>
          <text:p text:style-name="P9"><text:span text:style-name="Strong_20_Emphasis">Zammad:</text:span><text:line-break/>Una herramienta moderna y amigable que facilita la gestión de tickets a través de una interfaz web intuitiva, con funcionalidades que incluyen chat en vivo y soporte multicanal.</text:p>
        </text:list-item>
        <text:list-item>
          <text:p text:style-name="P9"><text:span text:style-name="Strong_20_Emphasis">Odoo Helpdesk (versión Community):</text:span><text:line-break/>Parte del ecosistema Odoo, esta solución permite gestionar tickets y está integrada con otros módulos empresariales.</text:p>
        </text:list-item>
      </text:list>
      <text:p text:style-name="P3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5-02-01T17:56:55.727099515</dc:date>
    <meta:editing-duration>PT2H4M53S</meta:editing-duration>
    <meta:editing-cycles>18</meta:editing-cycles>
    <meta:generator>LibreOffice/24.2.2.2$Linux_X86_64 LibreOffice_project/d56cc158d8a96260b836f100ef4b4ef25d6f1a01</meta:generator>
    <meta:print-date>2025-02-01T17:57:32.757327753</meta:print-date>
    <meta:printed-by>Archivos PDF</meta:printed-by>
    <meta:document-statistic meta:table-count="0" meta:image-count="0" meta:object-count="0" meta:page-count="3" meta:paragraph-count="37" meta:word-count="765" meta:character-count="4913" meta:non-whitespace-character-count="4208"/>
  </office:meta>
</office:document-meta>
</file>